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7ed9" officeooo:paragraph-rsid="00147ed9"/>
    </style:style>
    <style:style style:name="P2" style:family="paragraph" style:parent-style-name="Text_20_body">
      <style:text-properties officeooo:rsid="00147ed9" officeooo:paragraph-rsid="00147ed9"/>
    </style:style>
    <style:style style:name="P3" style:family="paragraph" style:parent-style-name="Text_20_body">
      <style:text-properties officeooo:rsid="00148b16" officeooo:paragraph-rsid="00148b16"/>
    </style:style>
    <style:style style:name="P4" style:family="paragraph" style:parent-style-name="Text_20_body">
      <style:text-properties officeooo:rsid="00148b16" officeooo:paragraph-rsid="0016a8b7"/>
    </style:style>
    <style:style style:name="P5" style:family="paragraph" style:parent-style-name="Text_20_body">
      <style:text-properties officeooo:rsid="0016a8b7" officeooo:paragraph-rsid="0016a8b7"/>
    </style:style>
    <style:style style:name="P6" style:family="paragraph" style:parent-style-name="Heading_20_2">
      <style:text-properties officeooo:paragraph-rsid="0016a8b7"/>
    </style:style>
    <style:style style:name="P7" style:family="paragraph" style:parent-style-name="Title">
      <style:text-properties fo:font-size="24pt" style:font-size-asian="24pt" style:font-size-complex="24pt"/>
    </style:style>
    <style:style style:name="T1" style:family="text">
      <style:text-properties officeooo:rsid="00148b16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48b16"/>
    </style:style>
    <style:style style:name="T4" style:family="text">
      <style:text-properties officeooo:rsid="00156d07"/>
    </style:style>
    <style:style style:name="T5" style:family="text">
      <style:text-properties officeooo:rsid="0016a8b7"/>
    </style:style>
    <style:style style:name="T6" style:family="text">
      <style:text-properties officeooo:rsid="0019d02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lan d’implémentation</text:p>
      <text:p text:style-name="P1"/>
      <text:h text:style-name="Heading_20_2" text:outline-level="2"><text:span text:style-name="T5">Étape</text:span> 1 – <text:span text:style-name="T4">Amorce </text:span></text:h>
      <text:p text:style-name="P1">Rédaction des documents relatifs au déroulement du projet :</text:p>
      <text:p text:style-name="P1"/>
      <text:p text:style-name="P1">- Plan d’implémentation (ici présent)</text:p>
      <text:p text:style-name="P1">- Diagramme d’architecture</text:p>
      <text:p text:style-name="P1">- Spécifications</text:p>
      <text:p text:style-name="P1"/>
      <text:p text:style-name="P1">Ces documents nous serviront de ligne <text:span text:style-name="T5">conductrice</text:span> du début à la fin du projet, ils rassemblent toutes <text:s/>les caractéristiques que notre programme devra implémenter et permettront de répartir le travail de manière efficace.</text:p>
      <text:p text:style-name="P1"/>
      <text:h text:style-name="Heading_20_2" text:outline-level="2"><text:span text:style-name="T5">Étape</text:span> 2 – <text:span text:style-name="T4">Création des processus, fonctions internes</text:span></text:h>
      <text:p text:style-name="P2">Implémentation simplifiée <text:span text:style-name="T1">des </text:span><text:span text:style-name="T3">fonctions internes</text:span><text:span text:style-name="T1"> </text:span>de chaque processus dans des fichiers différents. On peut ainsi tester chaque bout de code indépendamment du reste <text:span text:style-name="T1">du projet.</text:span></text:p>
      <text:p text:style-name="P2">- <text:span text:style-name="T1">Weather</text:span></text:p>
      <text:p text:style-name="P2">- <text:span text:style-name="T1">Market</text:span></text:p>
      <text:p text:style-name="P2">- <text:span text:style-name="T1">Home</text:span></text:p>
      <text:p text:style-name="P2">- <text:span text:style-name="T1">External</text:span></text:p>
      <text:p text:style-name="P2"/>
      <text:h text:style-name="P6" text:outline-level="2"><text:span text:style-name="T5">Étape</text:span> 3 – <text:span text:style-name="T4">Communications inter-processus</text:span></text:h>
      <text:p text:style-name="P3">Implémentation et test de chaque <text:span text:style-name="T2">moyen de communication</text:span> entre les processus, en utilisant les technologies imposées.</text:p>
      <text:p text:style-name="P3">- Weather / Home → Sharing Memory</text:p>
      <text:p text:style-name="P3">- <text:span text:style-name="T6">Weather</text:span> / Market → Message queues</text:p>
      <text:p text:style-name="P3">- External / Market → Signals</text:p>
      <text:p text:style-name="P5">Vérifications de la bonne synchronisation des accès aux données et aux ressources partagées entre les différents process / threads.</text:p>
      <text:p text:style-name="P3"/>
      <text:h text:style-name="P6" text:outline-level="2"><text:span text:style-name="T5">Étape</text:span> 4 - <text:span text:style-name="T4">Finalisation</text:span></text:h>
      <text:p text:style-name="P4">Synchronisation de tous les processus, <text:span text:style-name="T5">débogage final. Vérification de la terminaison de la simulation et de la libération des ressources. </text:span></text:p>
      <text:h text:style-name="Heading_20_2" text:outline-level="2"><text:span text:style-name="T5">Étape</text:span> 5 – Bonus </text:h>
      <text:p text:style-name="P4"><text:span text:style-name="T5">I</text:span>mplémentation des fonctions annexes. Création d’une <text:span text:style-name="T4">jolie</text:span> interface utilisateur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5T13:36:20.339813969</meta:creation-date>
    <dc:date>2018-12-15T15:28:00.265310558</dc:date>
    <meta:editing-duration>PT1H4S</meta:editing-duration>
    <meta:editing-cycles>3</meta:editing-cycles>
    <meta:generator>LibreOffice/6.0.6.2$Linux_X86_64 LibreOffice_project/00m0$Build-2</meta:generator>
    <meta:document-statistic meta:table-count="0" meta:image-count="0" meta:object-count="0" meta:page-count="1" meta:paragraph-count="23" meta:word-count="192" meta:character-count="1298" meta:non-whitespace-character-count="1120"/>
  </office:meta>
</office:document-meta>
</file>